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PT" officeooo:rsid="002f72c2" officeooo:paragraph-rsid="0003aff5" style:font-size-asian="6pt" style:font-size-complex="6pt"/>
    </style:style>
    <style:style style:name="P2" style:family="paragraph" style:parent-style-name="Standard">
      <style:text-properties fo:font-size="6pt" fo:language="pt" fo:country="PT"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PT" officeooo:rsid="0000be0d" officeooo:paragraph-rsid="0003aff5" style:font-size-asian="6pt" style:font-size-complex="6pt"/>
    </style:style>
    <style:style style:name="P4" style:family="paragraph" style:parent-style-name="Standard">
      <style:text-properties fo:font-size="6pt" fo:language="pt" fo:country="PT" officeooo:rsid="0000be0d" officeooo:paragraph-rsid="0003aff5" style:font-size-asian="6pt" style:font-size-complex="6pt"/>
    </style:style>
    <style:style style:name="P5" style:family="paragraph" style:parent-style-name="Standard">
      <style:paragraph-properties fo:text-align="justify" style:justify-single-word="false"/>
      <style:text-properties fo:font-size="6pt" fo:language="pt" fo:country="PT" officeooo:rsid="000239e4"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PT" officeooo:rsid="00062f5a" officeooo:paragraph-rsid="0003aff5" style:font-size-asian="6pt" style:font-size-complex="6pt"/>
    </style:style>
    <style:style style:name="P7" style:family="paragraph" style:parent-style-name="Standard">
      <style:paragraph-properties fo:text-align="start" style:justify-single-word="false"/>
      <style:text-properties fo:font-size="6pt" fo:language="pt" fo:country="PT" officeooo:rsid="00062f5a" officeooo:paragraph-rsid="0003aff5" style:font-size-asian="6pt" style:font-size-complex="6pt"/>
    </style:style>
    <style:style style:name="P8" style:family="paragraph" style:parent-style-name="Standard">
      <style:paragraph-properties fo:text-align="center" style:justify-single-word="false"/>
      <style:text-properties fo:font-size="6pt" fo:language="pt" fo:country="PT" fo:font-weight="bold" officeooo:rsid="002cc5ff" officeooo:paragraph-rsid="0003aff5" style:font-size-asian="6pt" style:font-weight-asian="bold" style:font-size-complex="6pt" style:font-weight-complex="bold"/>
    </style:style>
    <style:style style:name="P9" style:family="paragraph" style:parent-style-name="Standard">
      <style:paragraph-properties fo:text-align="center" style:justify-single-word="false"/>
      <style:text-properties fo:font-size="6pt" fo:language="pt" fo:country="PT" fo:font-weight="bold" officeooo:rsid="002941e7" officeooo:paragraph-rsid="0003aff5"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PT" fo:font-weight="bold" officeooo:rsid="00205825" officeooo:paragraph-rsid="0003aff5"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PT" fo:font-weight="bold" officeooo:rsid="0036dfec" officeooo:paragraph-rsid="0003aff5"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PT" fo:font-weight="bold" officeooo:rsid="003d9557" officeooo:paragraph-rsid="0003aff5"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PT" fo:font-weight="bold" officeooo:rsid="005722d7" officeooo:paragraph-rsid="0003aff5"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PT" fo:font-weight="bold" officeooo:rsid="0059199d" officeooo:paragraph-rsid="0003aff5" style:font-size-asian="6pt" style:font-weight-asian="bold" style:font-size-complex="6pt" style:font-weight-complex="bold"/>
    </style:style>
    <style:style style:name="P15" style:family="paragraph" style:parent-style-name="Standard">
      <style:paragraph-properties fo:text-align="start" style:justify-single-word="false"/>
      <style:text-properties fo:font-size="6pt" fo:language="pt" fo:country="PT" fo:font-weight="bold" officeooo:rsid="0059199d" officeooo:paragraph-rsid="0003aff5"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PT" fo:font-weight="bold" officeooo:rsid="00685116" officeooo:paragraph-rsid="0003aff5" style:font-size-asian="6pt" style:font-weight-asian="bold" style:font-size-complex="6pt" style:font-weight-complex="bold"/>
    </style:style>
    <style:style style:name="P17" style:family="paragraph" style:parent-style-name="Standard">
      <style:paragraph-properties fo:text-align="start" style:justify-single-word="false"/>
      <style:text-properties fo:font-size="6pt" fo:language="pt" fo:country="PT" fo:font-weight="bold" officeooo:rsid="00685116" officeooo:paragraph-rsid="0003aff5"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PT" fo:font-weight="bold" officeooo:rsid="0069b69b" officeooo:paragraph-rsid="0003aff5"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PT" fo:font-weight="bold" officeooo:rsid="001ed1ef" officeooo:paragraph-rsid="0003aff5"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PT" fo:font-weight="bold" officeooo:rsid="00214b2f" officeooo:paragraph-rsid="0003aff5"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PT" fo:font-weight="bold" officeooo:rsid="0030cfcc" officeooo:paragraph-rsid="0003aff5"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PT" fo:font-weight="bold" officeooo:rsid="00319b3a" officeooo:paragraph-rsid="0003aff5" style:font-size-asian="6pt" style:font-weight-asian="bold" style:font-size-complex="6pt" style:font-weight-complex="bold"/>
    </style:style>
    <style:style style:name="P23" style:family="paragraph" style:parent-style-name="Standard">
      <style:paragraph-properties fo:text-align="start" style:justify-single-word="false"/>
      <style:text-properties fo:font-size="6pt" fo:language="pt" fo:country="PT" fo:font-weight="bold" officeooo:rsid="00319b3a" officeooo:paragraph-rsid="0003aff5"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PT" fo:font-weight="bold" officeooo:rsid="003a08f4" officeooo:paragraph-rsid="0003aff5"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PT" fo:font-weight="bold" officeooo:rsid="003fb785" officeooo:paragraph-rsid="0003aff5"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PT" fo:font-weight="bold" officeooo:rsid="00424663" officeooo:paragraph-rsid="0003aff5"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PT" fo:font-weight="bold" officeooo:rsid="005b56a0" officeooo:paragraph-rsid="0003aff5"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PT" fo:font-weight="bold" officeooo:rsid="005e88c9"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PT" fo:font-weight="bold" officeooo:rsid="006038ae" officeooo:paragraph-rsid="0003aff5"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PT" fo:font-weight="bold" officeooo:rsid="006461b5"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PT" fo:font-weight="bold" officeooo:rsid="007279a2" officeooo:paragraph-rsid="0003aff5"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PT" fo:font-weight="bold" officeooo:rsid="00727d0c" officeooo:paragraph-rsid="0003aff5"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PT" fo:font-weight="bold" officeooo:rsid="00794016" officeooo:paragraph-rsid="0003aff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PT" fo:font-weight="bold" officeooo:rsid="007a4901"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PT" fo:font-weight="bold" officeooo:rsid="008878fb"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PT" fo:font-weight="bold" officeooo:rsid="0089fa10" officeooo:paragraph-rsid="0003af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PT" fo:font-weight="bold" officeooo:rsid="00aaedd9"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PT" fo:font-weight="bold" officeooo:rsid="003124dc"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PT" fo:font-weight="bold" officeooo:rsid="0005855f" officeooo:paragraph-rsid="0005855f"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PT" fo:font-weight="bold" officeooo:rsid="00069aeb" officeooo:paragraph-rsid="00069aeb" style:font-size-asian="6pt" style:font-weight-asian="bold" style:font-size-complex="6pt" style:font-weight-complex="bold"/>
    </style:style>
    <style:style style:name="P41" style:family="paragraph" style:parent-style-name="Standard">
      <style:paragraph-properties fo:text-align="start" style:justify-single-word="false"/>
      <style:text-properties fo:font-size="6pt" fo:language="pt" fo:country="PT" fo:font-weight="normal" officeooo:rsid="005722d7" officeooo:paragraph-rsid="0003aff5" style:font-size-asian="6pt" style:font-weight-asian="normal" style:font-size-complex="6pt" style:font-weight-complex="normal"/>
    </style:style>
    <style:style style:name="P42" style:family="paragraph" style:parent-style-name="Standard">
      <style:paragraph-properties fo:text-align="start" style:justify-single-word="false"/>
      <style:text-properties fo:font-size="6pt" fo:language="pt" fo:country="PT" fo:font-weight="normal" officeooo:rsid="0069b69b" officeooo:paragraph-rsid="0003aff5" style:font-size-asian="6pt" style:font-weight-asian="normal" style:font-size-complex="6pt" style:font-weight-complex="normal"/>
    </style:style>
    <style:style style:name="P43" style:family="paragraph" style:parent-style-name="Standard">
      <style:paragraph-properties fo:text-align="start" style:justify-single-word="false"/>
      <style:text-properties fo:font-size="6pt" fo:language="pt" fo:country="PT" fo:font-weight="normal" officeooo:rsid="001ed1ef" officeooo:paragraph-rsid="0003aff5" style:font-size-asian="6pt" style:font-weight-asian="normal" style:font-size-complex="6pt" style:font-weight-complex="normal"/>
    </style:style>
    <style:style style:name="P44" style:family="paragraph" style:parent-style-name="Standard">
      <style:paragraph-properties fo:text-align="start" style:justify-single-word="false"/>
      <style:text-properties fo:font-size="6pt" fo:language="pt" fo:country="PT" fo:font-weight="normal" officeooo:rsid="00214b2f" officeooo:paragraph-rsid="0003aff5" style:font-size-asian="6pt" style:font-weight-asian="normal" style:font-size-complex="6pt" style:font-weight-complex="normal"/>
    </style:style>
    <style:style style:name="P45" style:family="paragraph" style:parent-style-name="Standard">
      <style:paragraph-properties fo:text-align="start" style:justify-single-word="false"/>
      <style:text-properties fo:font-size="6pt" fo:language="pt" fo:country="PT" fo:font-weight="normal" officeooo:rsid="0030cfcc" officeooo:paragraph-rsid="0003aff5" style:font-size-asian="6pt" style:font-weight-asian="normal" style:font-size-complex="6pt" style:font-weight-complex="normal"/>
    </style:style>
    <style:style style:name="P46" style:family="paragraph" style:parent-style-name="Standard">
      <style:paragraph-properties fo:text-align="start" style:justify-single-word="false"/>
      <style:text-properties fo:font-size="6pt" fo:language="pt" fo:country="PT" fo:font-weight="normal" officeooo:rsid="003a08f4" officeooo:paragraph-rsid="0003aff5" style:font-size-asian="6pt" style:font-weight-asian="normal" style:font-size-complex="6pt" style:font-weight-complex="normal"/>
    </style:style>
    <style:style style:name="P47" style:family="paragraph" style:parent-style-name="Standard">
      <style:paragraph-properties fo:text-align="start" style:justify-single-word="false"/>
      <style:text-properties fo:font-size="6pt" fo:language="pt" fo:country="PT" fo:font-weight="normal" officeooo:rsid="003fb785" officeooo:paragraph-rsid="0003aff5" style:font-size-asian="6pt" style:font-weight-asian="normal" style:font-size-complex="6pt" style:font-weight-complex="normal"/>
    </style:style>
    <style:style style:name="P48" style:family="paragraph" style:parent-style-name="Standard">
      <style:paragraph-properties fo:text-align="start" style:justify-single-word="false"/>
      <style:text-properties fo:font-size="6pt" fo:language="pt" fo:country="PT" fo:font-weight="normal" officeooo:rsid="00424663" officeooo:paragraph-rsid="0003aff5" style:font-size-asian="6pt" style:font-weight-asian="normal" style:font-size-complex="6pt" style:font-weight-complex="normal"/>
    </style:style>
    <style:style style:name="P49" style:family="paragraph" style:parent-style-name="Standard">
      <style:paragraph-properties fo:text-align="start" style:justify-single-word="false"/>
      <style:text-properties fo:font-size="6pt" fo:language="pt" fo:country="PT" fo:font-weight="normal" officeooo:rsid="005b56a0" officeooo:paragraph-rsid="0003aff5" style:font-size-asian="6pt" style:font-weight-asian="normal" style:font-size-complex="6pt" style:font-weight-complex="normal"/>
    </style:style>
    <style:style style:name="P50" style:family="paragraph" style:parent-style-name="Standard">
      <style:paragraph-properties fo:text-align="start" style:justify-single-word="false"/>
      <style:text-properties fo:font-size="6pt" fo:language="pt" fo:country="PT" fo:font-weight="normal" officeooo:rsid="005e88c9" officeooo:paragraph-rsid="0003aff5" style:font-size-asian="6pt" style:font-weight-asian="normal" style:font-size-complex="6pt" style:font-weight-complex="normal"/>
    </style:style>
    <style:style style:name="P51" style:family="paragraph" style:parent-style-name="Standard">
      <style:paragraph-properties fo:text-align="start" style:justify-single-word="false"/>
      <style:text-properties fo:font-size="6pt" fo:language="pt" fo:country="PT" fo:font-weight="normal" officeooo:rsid="006038ae" officeooo:paragraph-rsid="0003aff5" style:font-size-asian="6pt" style:font-weight-asian="normal" style:font-size-complex="6pt" style:font-weight-complex="normal"/>
    </style:style>
    <style:style style:name="P52" style:family="paragraph" style:parent-style-name="Standard">
      <style:paragraph-properties fo:text-align="start" style:justify-single-word="false"/>
      <style:text-properties fo:font-size="6pt" fo:language="pt" fo:country="PT" fo:font-weight="normal" officeooo:rsid="006461b5" officeooo:paragraph-rsid="0003aff5" style:font-size-asian="6pt" style:font-weight-asian="normal" style:font-size-complex="6pt" style:font-weight-complex="normal"/>
    </style:style>
    <style:style style:name="P53" style:family="paragraph" style:parent-style-name="Standard">
      <style:paragraph-properties fo:text-align="start" style:justify-single-word="false"/>
      <style:text-properties fo:font-size="6pt" fo:language="pt" fo:country="PT" fo:font-weight="normal" officeooo:rsid="007279a2" officeooo:paragraph-rsid="0003aff5" style:font-size-asian="6pt" style:font-weight-asian="normal" style:font-size-complex="6pt" style:font-weight-complex="normal"/>
    </style:style>
    <style:style style:name="P54" style:family="paragraph" style:parent-style-name="Standard">
      <style:paragraph-properties fo:text-align="start" style:justify-single-word="false"/>
      <style:text-properties fo:font-size="6pt" fo:language="pt" fo:country="PT" fo:font-weight="normal" officeooo:rsid="00727d0c" officeooo:paragraph-rsid="0003aff5" style:font-size-asian="6pt" style:font-weight-asian="normal" style:font-size-complex="6pt" style:font-weight-complex="normal"/>
    </style:style>
    <style:style style:name="P55" style:family="paragraph" style:parent-style-name="Standard">
      <style:paragraph-properties fo:text-align="start" style:justify-single-word="false"/>
      <style:text-properties fo:font-size="6pt" fo:language="pt" fo:country="PT" fo:font-weight="normal" officeooo:rsid="00794016" officeooo:paragraph-rsid="0003aff5" style:font-size-asian="6pt" style:font-weight-asian="normal" style:font-size-complex="6pt" style:font-weight-complex="normal"/>
    </style:style>
    <style:style style:name="P56" style:family="paragraph" style:parent-style-name="Standard">
      <style:paragraph-properties fo:text-align="start" style:justify-single-word="false"/>
      <style:text-properties fo:font-size="6pt" fo:language="pt" fo:country="PT" fo:font-weight="normal" officeooo:rsid="007a4901" officeooo:paragraph-rsid="0003aff5" style:font-size-asian="6pt" style:font-weight-asian="normal" style:font-size-complex="6pt" style:font-weight-complex="normal"/>
    </style:style>
    <style:style style:name="P57" style:family="paragraph" style:parent-style-name="Standard">
      <style:paragraph-properties fo:text-align="start" style:justify-single-word="false"/>
      <style:text-properties fo:font-size="6pt" fo:language="pt" fo:country="PT" fo:font-weight="normal" officeooo:rsid="008878fb" officeooo:paragraph-rsid="0003aff5" style:font-size-asian="6pt" style:font-weight-asian="normal" style:font-size-complex="6pt" style:font-weight-complex="normal"/>
    </style:style>
    <style:style style:name="P58" style:family="paragraph" style:parent-style-name="Standard">
      <style:paragraph-properties fo:text-align="start" style:justify-single-word="false"/>
      <style:text-properties fo:font-size="6pt" fo:language="pt" fo:country="PT" fo:font-weight="normal" officeooo:rsid="0089fa10" officeooo:paragraph-rsid="0003aff5" style:font-size-asian="6pt" style:font-weight-asian="normal" style:font-size-complex="6pt" style:font-weight-complex="normal"/>
    </style:style>
    <style:style style:name="P59" style:family="paragraph" style:parent-style-name="Standard">
      <style:paragraph-properties fo:text-align="start" style:justify-single-word="false"/>
      <style:text-properties fo:font-size="6pt" fo:language="pt" fo:country="PT" fo:font-weight="normal" officeooo:rsid="00aaedd9" officeooo:paragraph-rsid="0003aff5" style:font-size-asian="6pt" style:font-weight-asian="normal" style:font-size-complex="6pt" style:font-weight-complex="normal"/>
    </style:style>
    <style:style style:name="P60" style:family="paragraph" style:parent-style-name="Standard">
      <style:paragraph-properties fo:text-align="start" style:justify-single-word="false"/>
      <style:text-properties fo:font-size="6pt" fo:language="pt" fo:country="PT" fo:font-weight="normal" officeooo:rsid="0005855f" officeooo:paragraph-rsid="0005855f" style:font-size-asian="6pt" style:font-weight-asian="normal" style:font-size-complex="6pt" style:font-weight-complex="normal"/>
    </style:style>
    <style:style style:name="P61" style:family="paragraph" style:parent-style-name="Standard">
      <style:paragraph-properties fo:text-align="start" style:justify-single-word="false"/>
      <style:text-properties fo:font-size="6pt" fo:language="pt" fo:country="PT" fo:font-weight="normal" officeooo:rsid="00069aeb" officeooo:paragraph-rsid="00069aeb" style:font-size-asian="6pt" style:font-weight-asian="normal" style:font-size-complex="6pt" style:font-weight-complex="normal"/>
    </style:style>
    <style:style style:name="P62" style:family="paragraph" style:parent-style-name="Standard">
      <style:text-properties fo:font-size="6pt" fo:language="pt" fo:country="BR" officeooo:rsid="002f72c2" officeooo:paragraph-rsid="0003aff5"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9bd4b" style:font-weight-asian="normal" style:font-weight-complex="normal"/>
    </style:style>
    <style:style style:name="T10" style:family="text">
      <style:text-properties fo:font-weight="normal" officeooo:rsid="003c1631" style:font-weight-asian="normal" style:font-weight-complex="normal"/>
    </style:style>
    <style:style style:name="T11" style:family="text">
      <style:text-properties fo:font-weight="normal" officeooo:rsid="003d55d3" style:font-weight-asian="normal" style:font-weight-complex="normal"/>
    </style:style>
    <style:style style:name="T12" style:family="text">
      <style:text-properties fo:font-weight="normal" officeooo:rsid="003b8cc5" style:font-weight-asian="normal" style:font-weight-complex="normal"/>
    </style:style>
    <style:style style:name="T13" style:family="text">
      <style:text-properties fo:font-weight="normal" officeooo:rsid="003c4d29" style:font-weight-asian="normal" style:font-weight-complex="normal"/>
    </style:style>
    <style:style style:name="T14" style:family="text">
      <style:text-properties fo:font-weight="normal" officeooo:rsid="003d9557" style:font-weight-asian="normal" style:font-weight-complex="normal"/>
    </style:style>
    <style:style style:name="T15" style:family="text">
      <style:text-properties fo:font-weight="normal" officeooo:rsid="0059199d" style:font-weight-asian="normal" style:font-weight-complex="normal"/>
    </style:style>
    <style:style style:name="T16" style:family="text">
      <style:text-properties fo:font-weight="normal" officeooo:rsid="003e0729" style:font-weight-asian="normal" style:font-weight-complex="normal"/>
    </style:style>
    <style:style style:name="T17" style:family="text">
      <style:text-properties fo:font-weight="normal" officeooo:rsid="00446d17" style:font-weight-asian="normal" style:font-weight-complex="normal"/>
    </style:style>
    <style:style style:name="T18" style:family="text">
      <style:text-properties fo:font-weight="normal" officeooo:rsid="0052f0d1" style:font-weight-asian="normal" style:font-weight-complex="normal"/>
    </style:style>
    <style:style style:name="T19" style:family="text">
      <style:text-properties fo:font-weight="normal" officeooo:rsid="00533cd1" style:font-weight-asian="normal" style:font-weight-complex="normal"/>
    </style:style>
    <style:style style:name="T20" style:family="text">
      <style:text-properties fo:font-weight="normal" officeooo:rsid="00541a18" style:font-weight-asian="normal" style:font-weight-complex="normal"/>
    </style:style>
    <style:style style:name="T21" style:family="text">
      <style:text-properties fo:font-weight="normal" officeooo:rsid="0055636e" style:font-weight-asian="normal" style:font-weight-complex="normal"/>
    </style:style>
    <style:style style:name="T22" style:family="text">
      <style:text-properties fo:font-weight="normal" officeooo:rsid="0041989e" style:font-weight-asian="normal" style:font-weight-complex="normal"/>
    </style:style>
    <style:style style:name="T23" style:family="text">
      <style:text-properties fo:font-weight="normal" officeooo:rsid="004552b2" style:font-weight-asian="normal" style:font-weight-complex="normal"/>
    </style:style>
    <style:style style:name="T24" style:family="text">
      <style:text-properties fo:font-weight="normal" officeooo:rsid="0041c794" style:font-weight-asian="normal" style:font-weight-complex="normal"/>
    </style:style>
    <style:style style:name="T25" style:family="text">
      <style:text-properties fo:font-weight="normal" officeooo:rsid="0042310a" style:font-weight-asian="normal" style:font-weight-complex="normal"/>
    </style:style>
    <style:style style:name="T26" style:family="text">
      <style:text-properties fo:font-weight="normal" officeooo:rsid="00459867" style:font-weight-asian="normal" style:font-weight-complex="normal"/>
    </style:style>
    <style:style style:name="T27" style:family="text">
      <style:text-properties fo:font-weight="normal" officeooo:rsid="0048588f" style:font-weight-asian="normal" style:font-weight-complex="normal"/>
    </style:style>
    <style:style style:name="T28" style:family="text">
      <style:text-properties fo:font-weight="normal" officeooo:rsid="00471ef6" style:font-weight-asian="normal" style:font-weight-complex="normal"/>
    </style:style>
    <style:style style:name="T29" style:family="text">
      <style:text-properties fo:font-weight="normal" officeooo:rsid="0056c8db" style:font-weight-asian="normal" style:font-weight-complex="normal"/>
    </style:style>
    <style:style style:name="T30" style:family="text">
      <style:text-properties fo:font-weight="normal" officeooo:rsid="0049c82b" style:font-weight-asian="normal" style:font-weight-complex="normal"/>
    </style:style>
    <style:style style:name="T31" style:family="text">
      <style:text-properties fo:font-weight="normal" officeooo:rsid="003ed742" style:font-weight-asian="normal" style:font-weight-complex="normal"/>
    </style:style>
    <style:style style:name="T32" style:family="text">
      <style:text-properties fo:font-weight="normal" officeooo:rsid="004b96c1" style:font-weight-asian="normal" style:font-weight-complex="normal"/>
    </style:style>
    <style:style style:name="T33" style:family="text">
      <style:text-properties fo:font-weight="normal" officeooo:rsid="003f82ad" style:font-weight-asian="normal" style:font-weight-complex="normal"/>
    </style:style>
    <style:style style:name="T34" style:family="text">
      <style:text-properties fo:font-weight="normal" officeooo:rsid="0042f8a6" style:font-weight-asian="normal" style:font-weight-complex="normal"/>
    </style:style>
    <style:style style:name="T35" style:family="text">
      <style:text-properties fo:font-weight="normal" officeooo:rsid="003f8426" style:font-weight-asian="normal" style:font-weight-complex="normal"/>
    </style:style>
    <style:style style:name="T36" style:family="text">
      <style:text-properties fo:font-weight="normal" officeooo:rsid="0045d675" style:font-weight-asian="normal" style:font-weight-complex="normal"/>
    </style:style>
    <style:style style:name="T37" style:family="text">
      <style:text-properties fo:font-weight="normal" officeooo:rsid="00407229" style:font-weight-asian="normal" style:font-weight-complex="normal"/>
    </style:style>
    <style:style style:name="T38" style:family="text">
      <style:text-properties fo:font-weight="normal" officeooo:rsid="004ce7ae" style:font-weight-asian="normal" style:font-weight-complex="normal"/>
    </style:style>
    <style:style style:name="T39" style:family="text">
      <style:text-properties fo:font-weight="normal" officeooo:rsid="004407e7" style:font-weight-asian="normal" style:font-weight-complex="normal"/>
    </style:style>
    <style:style style:name="T40" style:family="text">
      <style:text-properties fo:font-weight="normal" officeooo:rsid="00592d27" style:font-weight-asian="normal" style:font-weight-complex="normal"/>
    </style:style>
    <style:style style:name="T41" style:family="text">
      <style:text-properties fo:font-weight="normal" officeooo:rsid="005ca7d4" style:font-weight-asian="normal" style:font-weight-complex="normal"/>
    </style:style>
    <style:style style:name="T42" style:family="text">
      <style:text-properties fo:font-weight="normal" officeooo:rsid="005f3d70" style:font-weight-asian="normal" style:font-weight-complex="normal"/>
    </style:style>
    <style:style style:name="T43" style:family="text">
      <style:text-properties fo:font-weight="normal" officeooo:rsid="005af74a" style:font-weight-asian="normal" style:font-weight-complex="normal"/>
    </style:style>
    <style:style style:name="T44" style:family="text">
      <style:text-properties fo:font-weight="normal" officeooo:rsid="005be966" style:font-weight-asian="normal" style:font-weight-complex="normal"/>
    </style:style>
    <style:style style:name="T45" style:family="text">
      <style:text-properties fo:font-weight="normal" officeooo:rsid="005b02c5" style:font-weight-asian="normal" style:font-weight-complex="normal"/>
    </style:style>
    <style:style style:name="T46" style:family="text">
      <style:text-properties fo:font-weight="normal" officeooo:rsid="00618108" style:font-weight-asian="normal" style:font-weight-complex="normal"/>
    </style:style>
    <style:style style:name="T47" style:family="text">
      <style:text-properties fo:font-weight="normal" officeooo:rsid="0062e3e9" style:font-weight-asian="normal" style:font-weight-complex="normal"/>
    </style:style>
    <style:style style:name="T48" style:family="text">
      <style:text-properties fo:font-weight="normal" officeooo:rsid="005d5734" style:font-weight-asian="normal" style:font-weight-complex="normal"/>
    </style:style>
    <style:style style:name="T49" style:family="text">
      <style:text-properties fo:font-weight="normal" officeooo:rsid="0063863c" style:font-weight-asian="normal" style:font-weight-complex="normal"/>
    </style:style>
    <style:style style:name="T50" style:family="text">
      <style:text-properties fo:font-weight="normal" officeooo:rsid="00653b3f" style:font-weight-asian="normal" style:font-weight-complex="normal"/>
    </style:style>
    <style:style style:name="T51" style:family="text">
      <style:text-properties fo:font-weight="normal" officeooo:rsid="00688719" style:font-weight-asian="normal" style:font-weight-complex="normal"/>
    </style:style>
    <style:style style:name="T52" style:family="text">
      <style:text-properties fo:font-weight="normal" officeooo:rsid="00325612" style:font-weight-asian="normal" style:font-weight-complex="normal"/>
    </style:style>
    <style:style style:name="T53" style:family="text">
      <style:text-properties fo:font-weight="normal" officeooo:rsid="00336986" style:font-weight-asian="normal" style:font-weight-complex="normal"/>
    </style:style>
    <style:style style:name="T54" style:family="text">
      <style:text-properties fo:font-weight="normal" officeooo:rsid="0034ace6" style:font-weight-asian="normal" style:font-weight-complex="normal"/>
    </style:style>
    <style:style style:name="T55" style:family="text">
      <style:text-properties fo:font-weight="normal" officeooo:rsid="0034c47f" style:font-weight-asian="normal" style:font-weight-complex="normal"/>
    </style:style>
    <style:style style:name="T56" style:family="text">
      <style:text-properties fo:font-weight="normal" officeooo:rsid="0022cd18" style:font-weight-asian="normal" style:font-weight-complex="normal"/>
    </style:style>
    <style:style style:name="T57" style:family="text">
      <style:text-properties fo:font-weight="normal" officeooo:rsid="00328d94" style:font-weight-asian="normal" style:font-weight-complex="normal"/>
    </style:style>
    <style:style style:name="T58" style:family="text">
      <style:text-properties fo:font-weight="normal" officeooo:rsid="00116b9f" style:font-weight-asian="normal" style:font-weight-complex="normal"/>
    </style:style>
    <style:style style:name="T59" style:family="text">
      <style:text-properties fo:font-weight="normal" officeooo:rsid="0014ebef" style:font-weight-asian="normal" style:font-weight-complex="normal"/>
    </style:style>
    <style:style style:name="T60" style:family="text">
      <style:text-properties fo:font-weight="normal" officeooo:rsid="0015d796" style:font-weight-asian="normal" style:font-weight-complex="normal"/>
    </style:style>
    <style:style style:name="T61" style:family="text">
      <style:text-properties officeooo:rsid="0039bd4b"/>
    </style:style>
    <style:style style:name="T62" style:family="text">
      <style:text-properties officeooo:rsid="00446d17"/>
    </style:style>
    <style:style style:name="T63" style:family="text">
      <style:text-properties officeooo:rsid="00580f5c"/>
    </style:style>
    <style:style style:name="T64" style:family="text">
      <style:text-properties officeooo:rsid="005d5734"/>
    </style:style>
    <style:style style:name="T65" style:family="text">
      <style:text-properties officeooo:rsid="00688719"/>
    </style:style>
    <style:style style:name="T66" style:family="text">
      <style:text-properties officeooo:rsid="00745f13"/>
    </style:style>
    <style:style style:name="T67" style:family="text">
      <style:text-properties officeooo:rsid="001cb8fa"/>
    </style:style>
    <style:style style:name="T68" style:family="text">
      <style:text-properties officeooo:rsid="006be780"/>
    </style:style>
    <style:style style:name="T69" style:family="text">
      <style:text-properties officeooo:rsid="006f52c1"/>
    </style:style>
    <style:style style:name="T70" style:family="text">
      <style:text-properties officeooo:rsid="001fbe77"/>
    </style:style>
    <style:style style:name="T71" style:family="text">
      <style:text-properties officeooo:rsid="0022cd18"/>
    </style:style>
    <style:style style:name="T72" style:family="text">
      <style:text-properties officeooo:rsid="00328d94"/>
    </style:style>
    <style:style style:name="T73" style:family="text">
      <style:text-properties officeooo:rsid="003d6029"/>
    </style:style>
    <style:style style:name="T74" style:family="text">
      <style:text-properties officeooo:rsid="00414616"/>
    </style:style>
    <style:style style:name="T75" style:family="text">
      <style:text-properties officeooo:rsid="00436458"/>
    </style:style>
    <style:style style:name="T76" style:family="text">
      <style:text-properties officeooo:rsid="005bc7a2"/>
    </style:style>
    <style:style style:name="T77" style:family="text">
      <style:text-properties officeooo:rsid="005bed53"/>
    </style:style>
    <style:style style:name="T78" style:family="text">
      <style:text-properties officeooo:rsid="005c574b"/>
    </style:style>
    <style:style style:name="T79" style:family="text">
      <style:text-properties officeooo:rsid="0093a40f"/>
    </style:style>
    <style:style style:name="T80" style:family="text">
      <style:text-properties officeooo:rsid="0062091e"/>
    </style:style>
    <style:style style:name="T81" style:family="text">
      <style:text-properties officeooo:rsid="00950b12"/>
    </style:style>
    <style:style style:name="T82" style:family="text">
      <style:text-properties officeooo:rsid="00959fa9"/>
    </style:style>
    <style:style style:name="T83" style:family="text">
      <style:text-properties officeooo:rsid="00979c4d"/>
    </style:style>
    <style:style style:name="T84" style:family="text">
      <style:text-properties officeooo:rsid="009979b9"/>
    </style:style>
    <style:style style:name="T85" style:family="text">
      <style:text-properties officeooo:rsid="00a0a710"/>
    </style:style>
    <style:style style:name="T86" style:family="text">
      <style:text-properties officeooo:rsid="009bbb44"/>
    </style:style>
    <style:style style:name="T87" style:family="text">
      <style:text-properties officeooo:rsid="005f2bc4"/>
    </style:style>
    <style:style style:name="T88" style:family="text">
      <style:text-properties officeooo:rsid="00640513"/>
    </style:style>
    <style:style style:name="T89" style:family="text">
      <style:text-properties officeooo:rsid="0068e67c"/>
    </style:style>
    <style:style style:name="T90" style:family="text">
      <style:text-properties officeooo:rsid="008b9548"/>
    </style:style>
    <style:style style:name="T91" style:family="text">
      <style:text-properties officeooo:rsid="0069d562"/>
    </style:style>
    <style:style style:name="T92" style:family="text">
      <style:text-properties officeooo:rsid="00664270"/>
    </style:style>
    <style:style style:name="T93" style:family="text">
      <style:text-properties officeooo:rsid="00727d0c"/>
    </style:style>
    <style:style style:name="T94" style:family="text">
      <style:text-properties officeooo:rsid="0073bf4f"/>
    </style:style>
    <style:style style:name="T95" style:family="text">
      <style:text-properties officeooo:rsid="007a4901"/>
    </style:style>
    <style:style style:name="T96" style:family="text">
      <style:text-properties officeooo:rsid="007c74a8"/>
    </style:style>
    <style:style style:name="T97" style:family="text">
      <style:text-properties officeooo:rsid="00845c4c"/>
    </style:style>
    <style:style style:name="T98" style:family="text">
      <style:text-properties officeooo:rsid="007f9d72"/>
    </style:style>
    <style:style style:name="T99" style:family="text">
      <style:text-properties officeooo:rsid="0080ed31"/>
    </style:style>
    <style:style style:name="T100" style:family="text">
      <style:text-properties officeooo:rsid="00a66a83"/>
    </style:style>
    <style:style style:name="T101" style:family="text">
      <style:text-properties officeooo:rsid="00a6ddb6"/>
    </style:style>
    <style:style style:name="T102" style:family="text">
      <style:text-properties officeooo:rsid="00b5205a"/>
    </style:style>
    <style:style style:name="T103" style:family="text">
      <style:text-properties officeooo:rsid="00b674d2"/>
    </style:style>
    <style:style style:name="T104" style:family="text">
      <style:text-properties officeooo:rsid="00ac2af8"/>
    </style:style>
    <style:style style:name="T105" style:family="text">
      <style:text-properties officeooo:rsid="004840cf"/>
    </style:style>
    <style:style style:name="T106" style:family="text">
      <style:text-properties officeooo:rsid="004407e7"/>
    </style:style>
    <style:style style:name="T107" style:family="text">
      <style:text-properties officeooo:rsid="0004d2a1"/>
    </style:style>
    <style:style style:name="T108" style:family="text">
      <style:text-properties officeooo:rsid="00069aeb"/>
    </style:style>
    <style:style style:name="T109" style:family="text">
      <style:text-properties officeooo:rsid="00082ddb"/>
    </style:style>
    <style:style style:name="T110" style:family="text">
      <style:text-properties officeooo:rsid="000977c0"/>
    </style:style>
    <style:style style:name="T111" style:family="text">
      <style:text-properties officeooo:rsid="000b0e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sa gourmet </text:p>
      <text:p text:style-name="P3"><text:tab/>Sistema casa gourmet deve fornecer a possíbilidade de seus usuários criarem eventos em um ambiente que facilite a busca de itens essências para a produção do mesmo, além de fornecer uma siplificação de rede social para que o mesmo possa iteragir com parceiros, possívei empregados e convidados, é disponibilizando também uma simplificação de loja virtual e sistema de frete com o intuito de manter toda produção interna ao sistema fazendo comparações com outros eventos afim de garanti lucro máximo a todos.</text:p>
      <text:p text:style-name="P4"/>
      <text:p text:style-name="P9">Evento</text:p>
      <text:p text:style-name="P5"><text:tab/>No sistema de criação de eventos deve haver a persist<text:span text:style-name="T1">ê</text:span>ncia dos dados do evento antes, durante e depois do evendo produzido, uma vez que que tu<text:span text:style-name="T2">d</text:span>o será usado para comparações futuras não só para conhecimento do participante que produz<text:span text:style-name="T3">io</text:span> os dados mas para to<text:span text:style-name="T4">d</text:span>a a comunidade de <text:span text:style-name="T3">promotores</text:span> de eventos. </text:p>
      <text:p text:style-name="P10">criação de evento</text:p>
      <text:p text:style-name="P6"><text:tab/>Ao iníciar a criação de eventos o usuárior deve inserir dados básicos como local do evento,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formula para atingir a meta de lucro almejada pelo produtor de evento, após a primeira impressão da criação do evento o produtor poderá alterar a configuração do evento, podendo criar imgresso, cardapio, propaganda a ser exibida nas redes sociais cadastradas ou no sistema interno da casa gourmet, tema e promoções para o evento, essas alterações deverão ser sempre atualizadas afim de evitar inconsistência das informação causando-lhe assim imprevistos ou a impossíbilidade de atingir a meta. No sistema de criação de eventos o usuário poderá verificar os eventos próximos para axilia-lo na decisão de impulsionar seu evento, poderá criar uma lista de convidados tendo os participantes impulsionados e os mais bem avaliados para desempenhar funções durante o evento, <text:span text:style-name="T5">sendo eles barmens, garçons, seguranças, agente de linpeza, iluminadores, bombeiro, equipe de som, atrações, promotores, e participantes-estáticos</text:span>, ou se preferis acessar a lista de amigos para contratação, lembrando que o tamanho do evento deverá sugerir o número mínimo de pessoas para execulsão do mesmo. Deve fornecer um canal direto com fornecedores de insumos através de um cheklist, este que será responsável por garantir a<text:span text:style-name="T5">u</text:span>tomação das necessidade de itens, sugerindo <text:span text:style-name="T6">e controlando horários de </text:span>serviços de frete, <text:span text:style-name="T6">limpeza, e prazos sempre selecionando</text:span> apartir de impulsionamento e boa avaliação. Todo evento poderá ser criado em conjunto com outros promotore fornecendo assim mais agilidade e diferentes pontos de vista e por fim será registrado na agenda de todos os envolvidos além de <text:s/>considerado o tempo entre a execulsão e início da exposição das propagandas através de dados da comunidade, uma vez concluido o evento será salvo em uma lista onde aguardara a aprovação do promotor , podendo ser simulado, para execulsão, abandono ou comercialização em loja alertando inconsistência das datas que poderão ser alteradas e atualizadas para os envolvidos se houver necessidade.</text:p>
      <text:p text:style-name="P11">Ingresso</text:p>
      <text:p text:style-name="P7"><text:span text:style-name="T7"><text:tab/></text:span><text:span text:style-name="T9">A persistência dos dados relacionados a ingressos são de grande importância, uma vez que esses inressos poderão ser comercializados, dentro e fora do sistema e sua criação permitiŕa uma grande variedade e exclusividade da sua criaçã</text:span><text:span text:style-name="T10">o, </text:span><text:span text:style-name="T11">podendo ser acumulados em uma lista</text:span><text:span text:style-name="T10">, </text:span><text:span text:style-name="T12">é iportante saber que, para fins de controle de evento</text:span><text:span text:style-name="T10">s</text:span><text:span text:style-name="T12">, o sistema consgidera a criação de eventos com exclusividade em open-bar, e o imgresso possibilita isso uma vez que o mesmo detem disposivos de segurança que impossíbilita fraudes, </text:span><text:span text:style-name="T13">podendo resarcir em casos de cancelamentos de eventos</text:span><text:span text:style-name="T9">.</text:span></text:p>
      <text:p text:style-name="P12"><text:span text:style-name="T61">C</text:span>riação de ingresso</text:p>
      <text:p text:style-name="P6"><text:span text:style-name="T9"><text:tab/></text:span><text:span text:style-name="T12">Ao iníciar a criação de ingresso </text:span><text:span text:style-name="T14">temos a disponibilização de um sistema de edição de imagens simplicicado </text:span><text:span text:style-name="T15">contido no no editor de layout</text:span><text:span text:style-name="T14">, </text:span><text:span text:style-name="T16">podendo cortar, rotacionar, escalonar, alterar cores e inserir fontes e fotos </text:span><text:span text:style-name="T17">em layer</text:span><text:span text:style-name="T14">, </text:span><text:span text:style-name="T18">durante a criação de ingresso o sistema disponibilizará um layoute básico, contudo o usuário poderá alteralo</text:span><text:span text:style-name="T14">, </text:span><text:span text:style-name="T19">neste ambiente </text:span><text:span text:style-name="T20">de edição </text:span><text:span text:style-name="T21">de layout</text:span><text:span text:style-name="T22"> será possível a disposição de caixas de</text:span><text:span text:style-name="T14"> texto, posicionamento de QR, </text:span><text:span text:style-name="T23">data do evento</text:span><text:span text:style-name="T14">, </text:span><text:span text:style-name="T24">ou codigos de barras,</text:span><text:span text:style-name="T14"> </text:span><text:span text:style-name="T25">posicionamento d</text:span><text:span text:style-name="T22">e images, </text:span><text:span text:style-name="T25">apresentação de </text:span><text:span text:style-name="T22">link para contatos </text:span><text:span text:style-name="T24">de todos os participantes </text:span><text:span text:style-name="T22">envolvidos, </text:span><text:span text:style-name="T23">e recusivamente o link de compra do próprio ingresso</text:span><text:span text:style-name="T14">,</text:span><text:span text:style-name="T26"> além de</text:span><text:span text:style-name="T14"> visualização frente e verso </text:span><text:span text:style-name="T25">para impressão, </text:span><text:span text:style-name="T27">tamanho, corte etc. </text:span><text:span text:style-name="T28"><text:s/>todas as instruções de como chegar ao evento, incluindo </text:span><text:span text:style-name="T27">apenas </text:span><text:span text:style-name="T28">no caso de impresão, </text:span><text:span text:style-name="T27">para os cliente que tenham adiquirido o ingresso por intermédio do sistema </text:span><text:span text:style-name="T28"><text:s/>, </text:span><text:span text:style-name="T27">o mesmo poderá ser solicitado no momento da compr</text:span><text:span text:style-name="T29">a</text:span><text:span text:style-name="T27"> a criação de um</text:span><text:span text:style-name="T28"> alertado sobre o in</text:span><text:span text:style-name="T27">í</text:span><text:span text:style-name="T28">cio do evento al</text:span><text:span text:style-name="T30">é</text:span><text:span text:style-name="T28">m de ter o caminho marcado no slão de festas (lobby)</text:span><text:span text:style-name="T25">; E</text:span><text:span text:style-name="T14">sses imgressos criados podem ser oferecidos ao </text:span><text:span text:style-name="T31">p</text:span><text:span text:style-name="T32">ú</text:span><text:span text:style-name="T31">blico-alvo</text:span><text:span text:style-name="T14"> pela loja, por acesso </text:span><text:span text:style-name="T33">a conta</text:span><text:span text:style-name="T14"> d</text:span><text:span text:style-name="T33">os</text:span><text:span text:style-name="T14"> envolvido com o eventos, o</text:span><text:span text:style-name="T34">u</text:span><text:span text:style-name="T14"> por publicações, </text:span><text:span text:style-name="T35">promoções, propagandas, email, </text:span><text:span text:style-name="T36">e redes sociais sendo </text:span><text:span text:style-name="T37">reservando ao cliente informações de crotrato sobre qualquer particularidade, </text:span><text:span text:style-name="T28">custos e enformações do evento,</text:span><text:span text:style-name="T37"> </text:span><text:span text:style-name="T34">como </text:span><text:span text:style-name="T38">por exemplo a </text:span><text:span text:style-name="T34">compra de ingressos para empresas</text:span><text:span text:style-name="T37">, </text:span><text:span text:style-name="T39">por fim todos os ingressos podem ser criados através de cooperativismo, </text:span><text:span text:style-name="T17">persistindo os dados para o participante principal </text:span><text:span text:style-name="T29">e sendo posta para a comercialização somente apó</text:span><text:span text:style-name="T60">s</text:span><text:span text:style-name="T29"> a aprovação do participante principal, esse que poderá também deletar, oferecer a terceiros ou apenas armazenar em sua lista e ingressos para posterioridade</text:span><text:span text:style-name="T17">. </text:span><text:span text:style-name="T60">E Concluindo com a possibilidade de comercializa os ingressos produzidos.</text:span></text:p>
      <text:p text:style-name="P13"><text:span text:style-name="T62">R</text:span>eceita</text:p>
      <text:p text:style-name="P41"><text:tab/>A persistência de dados relacionados com a criação de receitas são de grande importância uma vez que após a criação, poderá ser comercializada <text:span text:style-name="T63">por modalidades de </text:span><text:s/>roialties ou tendo todo os seus direitos de uso transferidos para algum participante do sistema</text:p>
      <text:p text:style-name="P14">Criar receita</text:p>
      <text:p text:style-name="P15"><text:tab/><text:span text:style-name="T8">Para a criação de receitas o sistema diponibilizará um editor de receitas onde será possível a criação de texto para edição de receitas </text:span><text:span text:style-name="T40">formatações e fontes, al</text:span><text:span text:style-name="T41">é</text:span><text:span text:style-name="T40">m da possiblidade de inserir algumas fotos de acordo com o editor de layout, que disponibilizará essas feramentas já padronizadas,</text:span><text:span text:style-name="T42"> permitindo</text:span><text:span text:style-name="T40"> ao usuário a alteração aposteriori </text:span><text:span text:style-name="T43">al</text:span><text:span text:style-name="T44">é</text:span><text:span text:style-name="T43">m de poder inserir link de resdes sociais para exposição vídeo demonstração,</text:span><text:span text:style-name="T45"> tutorial de criação </text:span><text:span text:style-name="T46">ou imagens compartilhadas</text:span><text:span text:style-name="T45">. </text:span><text:span text:style-name="T47">A receita </text:span><text:span text:style-name="T48">fica responsável por a tualizar o checklist dos usuários que seleceionarem-la para algum evento, que para maior número de visualizações, </text:span><text:span text:style-name="T49">o sistema de receitas</text:span><text:span text:style-name="T48">, conta com um sistema de impulsionamento para que o máximo de clientes visualizem a receita, inserindo promoções se necesário </text:span><text:span text:style-name="T50">e </text:span><text:span text:style-name="T48">podendo ser criada cooperativamente ficando a car</text:span><text:span text:style-name="T50">g</text:span><text:span text:style-name="T48">o do participante principal a comercialização, abandono ou exclusão da receita, comercialização para terciros ou apenas amarzenamento. </text:span><text:span text:style-name="T59">Esses sistema oferece a possibilidade de vende as receitas criadas e armazenadas em lista</text:span></text:p>
      <text:p text:style-name="P16"><text:span text:style-name="T64">P</text:span>ropagandas</text:p>
      <text:p text:style-name="P17"><text:tab/><text:span text:style-name="T8">Um sistema de criação de banner virtual, podendo ser impresso para maximização de vizualização do evento </text:span><text:span text:style-name="T51">funciona com um poderoso sistema de edição contando também com um modelo muito difindido de market virtual já a muito tempo impregado por empresas de grande e médio porte.</text:span></text:p>
      <text:p text:style-name="P18"><text:span text:style-name="T65">C</text:span>riação de propaganda</text:p>
      <text:p text:style-name="P42"><text:tab/>Para a disposição do usuário o sistema de criação de propagndas é ofertado com o intuito de publicidade de eventos, contendo um poderoso sistema de criação de layout para a edição de textos e imagens, anexos de redes sociais, além de conter infomações sobre o evento como atrações, participante<text:span text:style-name="T66">s</text:span> dinâmicos, <text:span text:style-name="T67">datas, horarios</text:span> <text:span text:style-name="T66">e</text:span> indereço, possibilita também o direcionamento para a compra dos ingressos para pessoas ou empresas podendo ser impulsionado para almentar o acanse das publicações e com isso adiquirir lucro máximo. Versáti<text:span text:style-name="T68">l</text:span> na criação de eventos o sistema permite o cooperativismo durante a cria<text:span text:style-name="T66">ç</text:span>ão da propaganda ficando a cargo do participante principal de armazenar, excluir, comercializar para terceiros ou aplicar para um dado evento, <text:span text:style-name="T69">sendo possível tabém visualizar e imprimir ao banner sempre sendo apresentado uma configuração padrão para edição a posteriori</text:span>.</text:p>
      <text:p text:style-name="P19">Layout</text:p>
      <text:p text:style-name="P43"><text:tab/>Responsavel por suprir as necessidades de edição de textos, padronizaçãoe e edição de imagens, o layoute tem importante funções sobre os sub-sistemas oferecidos para todos os participantes, cliente e demais. <text:span text:style-name="T70">Com sua simplicidade na criação e pela apresentação de modelos pré-programados acelerando a criação, e com isso ganhando tempo para coisas com uma maior importância.</text:span></text:p>
      <text:p text:style-name="P20">Criação de layOut</text:p>
      <text:p text:style-name="P44"><text:tab/><text:span text:style-name="T71">Permite a edição de imagens, dando-lhe ferramentas como cortar e colar, rotacionar, escalonar, carregar imagens, salvar imagem, selecionar, por área cor ou a mão livre, espelhamento e algumas deformações basicas além filtros e grandientes tudo isso em um sistema de camadas, afim de separar edições para ter maior controle, e não esquecendo de editores de texto com correção automática, inserção de fontes, carregar textos e salvalos, inclusão links tudo isso em meio a um sistema de edição de e padronização de layout onde é possível posicionar os textos criado, e imagens editadas para construir um ingresso, receita, banner entre outras coisas pode ser criado cooperativamente, ficando a cargo, do participante principal, armazenar, excluir, comercializar para terceiros ou aplicar ou aprovar para comécialização, sendo possível tabém visualizar e imprimir. Esse sistema permite a comercialização dos layouts criados.<text:tab/></text:span></text:p>
      <text:p text:style-name="P21">Cardapio</text:p>
      <text:p text:style-name="P45"><text:tab/>Sistema de disposição de receitas ofertadas durante um evento, podendo apresentar o preço de seu itens e tambem promoções, fazendo uso do editor de layoute para maior agilidade na construção apresenta de maneira rganizada e atraente aos convidados acesso as receitas, e itens utilizados no preparo</text:p>
      <text:p text:style-name="P22">Criação de cardapio</text:p>
      <text:p text:style-name="P23"><text:tab/><text:span text:style-name="T8">Nesse sistema será possível inserir suas proprias receitas ou <text:s/>buscar receitas em vitrines, tendo maior visibilidade de receitas bem impulsionadas ou com alta aprovação, respeitando sempre o regime de apropriação ou royalties de comercialização de receitas em seu contrato, </text:span><text:span text:style-name="T52">uma vez iniciado a criação de cardapio o participante principal tem acesso ao gerador de comandas que pode</text:span><text:span text:style-name="T53">m</text:span><text:span text:style-name="T52"> ser imprimidas posteriormente, editor de preços e categorias, e o sistema de impulsionamento e compartilhamento em redes sociai</text:span><text:span text:style-name="T53">s</text:span><text:span text:style-name="T52">, </text:span><text:span text:style-name="T54">podendo também compartilhar o cardapio anexando os </text:span><text:span text:style-name="T52"><text:s/>evento ao qual o cardapio compôe, </text:span><text:span text:style-name="T55">esse editor de cardapio </text:span><text:span text:style-name="T56">pode ser criado cooperativamente, ficando a cargo, do participante principal, armazenar, excluir, comercializar para terceiros ou aplicar </text:span><text:span text:style-name="T57">a algum evento. </text:span><text:span text:style-name="T58">Esse sistema permite a comercialização para clientes do cardápio.</text:span></text:p>
      <text:p text:style-name="P39">Promoção</text:p>
      <text:p text:style-name="P60"><text:tab/>Construido para aumentar o n<text:span text:style-name="T108">ú</text:span>mero de vendas através de incentivos como, comprar em atacado, ou promoções de produtos que <text:span text:style-name="T108">es</text:span>tão na lista de desejos de usuários, além do fornecimento de um editor de promoções que pode ser ingatilhado para apresentar uma promoção em um determinado período.</text:p>
      <text:p text:style-name="P40">Criação e administração de promoções</text:p>
      <text:p text:style-name="P61"><text:tab/>Para construção de promoções <text:span text:style-name="T110">o sistema é composto p</text:span>o<text:span text:style-name="T110">r um</text:span> sistema de edição de layout e contratos, podendo ser impulsionado e tendo a disposição a calculadora de lucros, onde será possível verificar o custo dos itens e comparar com o valor da promoção, <text:span text:style-name="T111">recordando as datas das entrega e validades de pedidos feitos para o abastecimeto da loja além de sua quantodade e quantidade dos itens que ainda estão no estoque, e produtos que estão vendidos porém ainda se encontram no estoque </text:span>, afim de minimizar perdas, <text:span text:style-name="T109">balanceando a necessidade de repasse de itens, ante de suas espirações. Esse poderoso sistema conta com um gatilho para que promoções sejam ativadas mediante a sua pré-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ão, datas comemorativas, todos esses dados ficam salvos na agenda para fturas consultas, além de cria um histórico de atividades. Esse sistema tem a função de oferecer um lista de promoções para a visualização do cliente e para comopra de alguma promoção, ou de algum item da promoão.</text:span></text:p>
      <text:p text:style-name="P24"><text:span text:style-name="T72">C</text:span>ontrato</text:p>
      <text:p text:style-name="P46"><text:tab/>Sistema de simplificação e padronização de criação de contratos para itens internos do sistema, facilitando os produtores de evento e garantindo a todos a siguridade de suas criações.</text:p>
      <text:p text:style-name="P24">Criação de contrato</text:p>
      <text:p text:style-name="P46"><text:tab/>Sistema simplificado de cria<text:span text:style-name="T73">ç</text:span>ão de contrato apresenta um modelo padrão para as mais diversos <text:span text:style-name="T73">sub-</text:span>sistemas de criação, com o intuito de garantir e acelerar a criação <text:span text:style-name="T73">para </text:span><text:s/>participantes, <text:span text:style-name="T73">conta também com um sistema de criação compartilhada e assinatua digital, além de ser possível o impulsionamento ficando a cargo, do participante principal, armazenar, excluir, comercializar para terceiros ou aplicar a algum evento.</text:span></text:p>
      <text:p text:style-name="P25">Monitor</text:p>
      <text:p text:style-name="P47"><text:tab/>Concebido com a finalidade de auxiliar o evento durante sua execulsão o monitoramento possibilita avalia, corrigir problemas, e garantir o bom fnucionamento do evendo uma vez que é possível adicionar mais pessoas para participar, ou retirar caso seja necessário, <text:span text:style-name="T74">almentar o raio de alcanse das publicação, convidar mais pessoas, verificar os gastos em tempo real além de abrir uma conexão direta com todos os usuários do sistema presentes.</text:span></text:p>
      <text:p text:style-name="P26">Atividade de monitoramento</text:p>
      <text:p text:style-name="P48"><text:tab/><text:span text:style-name="T75">Quando ativo, o sistema inicía ativa uma interface para o <text:s/>cliente, que adiquirio o ingresso para participar do evento, uma área da comunicação com todos os participantes do evento, o monitor tabém gera para todo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iquirir novos insumos fornecidos por empresas de frete rápido tudo controlado pelo checklist e através de comparações de eventos de mesmo porte já realizados pela comunidade de promotores, esse mesmo sistema desponibiliza para os participantes estáticos e dinâmicos e principais uma interface exclusiva, abrindo uma canal de avaliação, comunicação alteração de status. O monitoramento possibilita a criação de histórioco do evento, através das imagens e vídeos publicados por todos, é possível registrar o evento afim de demonstrar a competência dos envolvidos apresentando elogios e reclamações, vídeos, fotos e caracteristicas do evento como tamanho, número de pessoas, e toda capitação de dados possível como consumo médio, pico no número de pessoas, avaliação do cliente, sendo compartilhados por </text:span><text:soft-page-break/><text:span text:style-name="T75">todos que estiveram presente no evento em suas redes sociais cadastradas. Esses monitoramento pode conter eventos simultâneos além de garantir a possibilidade de multiplos cooperadores monitorando o evento.</text:span></text:p>
      <text:p text:style-name="P27">Perfil</text:p>
      <text:p text:style-name="P49"><text:tab/>O editor de perfil permite alteraões no perfil dos usuários, e sempre que o usuário estiver inativo por muito tempo, fazen-se perguntas não respondidas <text:span text:style-name="T76">do</text:span> perfil afim <text:span text:style-name="T77">de preenche-lo</text:span>. <text:span text:style-name="T78">Além de apresentar a lista de desejos pessoais do usuário com a possibilidade de compra.</text:span></text:p>
      <text:p text:style-name="P28">Edição de perfil</text:p>
      <text:p text:style-name="P50"><text:tab/>Durante o cadastro, para agilizar, a retenção de informações do usuário ficam a mercer da disposição momentânea de informar seus dados, dessa forma é possível pular etapas caso, caso essas etapas sejam necessárias o usuário poder<text:span text:style-name="T79">á</text:span>r completa-las apartir do editor de perfil, <text:span text:style-name="T80">ou atravás de notificações</text:span>, onde <text:span text:style-name="T81">onde o sistema se encarrega de notificar sobre pendências a serem, quando verificado baixo fluxo do participante no sistema</text:span>, altera<text:span text:style-name="T82">das</text:span>, adicion<text:span text:style-name="T83">adas</text:span> exclui<text:span text:style-name="T84">das.</text:span> <text:span text:style-name="T85">Também</text:span> anexar eventos feitos pelo mesmo, afim de garantir um bom histórico no sistema e almentar a sua confiabilidade em meio aos outros usuários, e caso necessite poderá criar inpulsionamentos para m<text:span text:style-name="T86">á</text:span>ximizar ainda seu alcanse, além de permitir ao usuários <text:span text:style-name="T87">a construção de lista de desejos dessa forma, ele poderá informa o desejo de adquirir algum item de alguma loja, sendo atualizado quando o seu objeto de desejo estiver em promoção.</text:span></text:p>
      <text:p text:style-name="P29">Histórico</text:p>
      <text:p text:style-name="P51"><text:tab/><text:span text:style-name="T88">Com grande importância na geraão de um curriculum para o participante, lista de essoas que acessaram ao perfil do usuário, além de manter os dados comérciais de loja, e rotas ou lugares problemáticos com intuito de minizar problemas, e garantir dados para geração de gráficos e estatísticas futuras, garantindo uma saldavél atualização das informaões contidas na comunidade de promotores de evento.</text:span></text:p>
      <text:p text:style-name="P30">Criação de histórico</text:p>
      <text:p text:style-name="P52"><text:tab/>Com a necessidade de produção de um sistema <text:span text:style-name="T89">que</text:span> possa gerar um historico de eventos <text:span text:style-name="T90">e de loja</text:span>, contendo dados de suma importancia <text:span text:style-name="T89">para cada promotor</text:span>, o sistema de criação de hist<text:span text:style-name="T90">ó</text:span>rico permite a cada ususário, <text:span text:style-name="T91">sobe permição do participante principal, este que garantirá o dados de avaliações dos cliente durante um evento para cada participante, </text:span>durante ou depois do evento, selecionar vídeos, imagens, ou textos criados por seus participantes ou clientes, além de de<text:span text:style-name="T91">s</text:span>crições pr<text:span text:style-name="T91">ó</text:span>prias,<text:span text:style-name="T91"> criação de layout</text:span> <text:span text:style-name="T92">para construir uma coleção de trabalhos realizados como comprovação de sua competência a lém de fornecer a possibilidade de impulsionar a publicação para que mais pessoas vejam e avaliem. Para históricos de loja como compra, venda, período de máximas e mínimas, produtos ou serviços <text:s/>mais consumido, produtos ou serviços mais procurados, avaliação dos cliente para a loja, transporte, fornecimento, velocidade, custos, etc. E como forma de defeza o sistema de histórico ainda permite criar uma lista de rotas e lugares perigosos, e pessoas na lista negra, essa que será criada apartir de avaliações dos clientes e somada as avaliações dos participantes, que ficaram em sigilo por até 3 eventos. Todas as informações de históricos poderá ser salva em listas, ficando a cargo, do participante principal, armazenar, excluir <text:s/>aplica-la, lembrando que avaliações quando não são apresentadas em historicos são transferidas para os participantes envolvidos.</text:span></text:p>
      <text:p text:style-name="P31">Tema</text:p>
      <text:p text:style-name="P53"><text:tab/><text:span text:style-name="T93">A respeito de sobre o que todo o evento será realizado seja casamento, dias das bruxas, festa a fantasia etc, o sistema de eventos permite trazer toda a parte de criação para o sistema possibilitando assim que alguns movimentos de expreção cultural possa ser apreciado por um número maior de pessoas, além de contribuir para a afirmação de grupos e seuas expressões de arte e cultura.</text:span></text:p>
      <text:p text:style-name="P32">Criação de tema</text:p>
      <text:p text:style-name="P54"><text:tab/>Da criação de tema, este que pode ser totalmente externo, <text:span text:style-name="T94">o sistema fornece ferramentas para que o participante possa compartilhar suas idéias com o número máximo de pessoas podendo <text:s/>impulsionando seu tema, e como ferramentas de criação de eventos tem a disposição um editor de texto para que exista a descrição do tema, com suas caracteristicas de programaão, podendo ser construida através de cooperação e contendo um contrato para os que desejarem utilizar o tema, alem de alertar aos convidados que adiquirirem meios de participar do evento sobre seu tema sobre caracteristicas de vestimentas, o soubre a necessidade de qualquer tipo de participação. ficando a cargo, do participante principal, armazenar, excluir <text:s/>aplica-la da lista de temas.</text:span></text:p>
      <text:p text:style-name="P33">Participante</text:p>
      <text:p text:style-name="P55"><text:tab/><text:span text:style-name="T95">Como página de apresentação do perticipante, por onde todos possam ver suas atividade, lista de amigos e lista de desejos tem como forma de apresentar a avaliação do participante, e todas suas caracteristicas pessoais como gostos, álbum de fotos, estátisticas, etc.</text:span></text:p>
      <text:p text:style-name="P34">Das particularidades do participante</text:p>
      <text:p text:style-name="P56"><text:tab/>Tem como <text:span text:style-name="T96">a possibilidade de visualizar suas</text:span> atividades sendo possível ter acesso a histórico do participante <text:span text:style-name="T96">e a loja cadastrada</text:span>, seu<text:span text:style-name="T97">s</text:span> eventos e a avaliaç<text:span text:style-name="T97">ões</text:span> individual<text:span text:style-name="T98">is</text:span>, al<text:span text:style-name="T98">é</text:span>m de ter acesso aos participantes <text:span text:style-name="T99">que contribuiram no evento. acrescentando a possibilidade de construir uma lista de desejos, essa que é formada por todos os itens que são adicionados para a compra, mas que não tiveram sua tranzação concluida, neste momento será possível alterar, excluir ou finalizar a compra e todos os participantes que o encontrarem poderão ve-la. lembrando que através desse sistema o participante receberá uma notificação caso exista uma alteração no preço ou uma promoção para algum item da lista,e claro, como todo sistema de compartilhamento de informação em grupo, há uma necessidade de construir uma lista de amigos, esses que podem ser amigos, parceiros contribuintes etc. possibilitando a construão de um grupo de discução ou contato individual, também comparando amigos em comum, criado para ampliar sua network, e por fim a possibilidade de almentar o alcanse entre os participantes do sistema através de impulsionamento e edições em todos os módulos oferecidos.</text:span></text:p>
      <text:p text:style-name="P35">Loja</text:p>
      <text:p text:style-name="P57"><text:tab/>Com função bem determinada a loja contém todas as funções mais básicas e simplificadas para criar, administrar, e produzir transações de maneira rápida dentro do sistema dando a todos a possibilidade de criar sua loja ou de simplismente oferecer alguns itens de consumo rápido.</text:p>
      <text:p text:style-name="P36">Criação de lista de produtos</text:p>
      <text:p text:style-name="P58"><text:tab/>A principal forma de comercializar os produtos pela loja é através da lista de produtos, onde é possível <text:span text:style-name="T100">cadastrar</text:span>, alterar, e excluir <text:span text:style-name="T101">produtos</text:span> internos e externos ao sistema dando-lhes características, preço, imagens,vídeos, podendo ser compartilhados em redes sociais, impulsiona<text:span text:style-name="T102">r</text:span> no sitema, <text:span text:style-name="T107">podendo criar</text:span> propagandas para dentro do sistema e fora dele, <text:s/>além de deter uma interface <text:span text:style-name="T103">para</text:span> administração, que possíbilita alterar os dados do perfil através da loja caso seja necessário, <text:span text:style-name="T90">visualizar e construir um layout, criar propagandas, para alguns itens ou para um griupo de itens alertando todos que contenham o item em questão na lista de desejos, mantendo a disposição do proprietário da loja a possibilidade de definir o momento certo para início da comercialização e fim, além de fornecer uma sistema de atendimento ao cliente, onde é possível mandar email, controlar toda o sitema de devoluções de itens por parte do cliente, registrando no historico da loja devoluções, esses são dados que tem como objetivo a produção e comparação estátisticos de número de vendas, devoluões, luco do mês, do ano etc. Trabalhando com a logística o sistema oferece um módulo para o controle de estoque, sistema de compras, e aluguél além de uma lista de todos os clientes e produtos marcados em listas de desejo afim de permitir que o proprietário da loja possa oferecer promoções e descontos.</text:span></text:p>
      <text:p text:style-name="P37">Estoque</text:p>
      <text:p text:style-name="P59"><text:tab/>Da necessidade de controle de itens no estoque, está incluso no sistema um móduli espec<text:span text:style-name="T104">í</text:span>fico para gerênciar pedidos, Carregar dados de bancos externos e armazenar dados de fornecedores, possíbilitando assim um maior controle e velocidade do manuseio de marcadorias e logística.</text:p>
      <text:p text:style-name="P38">Classificação de pessoas no sistema</text:p>
      <text:p text:style-name="P2"><text:tab/>O sistema conterá descrições para os timpos de a fim de esclarecimento do sistema, todos devem receber os mesmos acessos de produtos e serviços.</text:p>
      <text:p text:style-name="P2">São elas.</text:p>
      <text:p text:style-name="P62">participante-estático (<text:span text:style-name="T105">pe</text:span>): convidado a exercer funções durante o evento, permanece esperando a promoção de <text:s/><text:span text:style-name="T105">pe</text:span> para pd.</text:p>
      <text:p text:style-name="P2">paticipante-dinâmico(pd):desempenha funções durante o evento.</text:p>
      <text:p text:style-name="P2">Participante-principal<text:span text:style-name="T106">(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2-27T17:21:42.911732176</dc:date>
    <meta:editing-duration>PT2H34M36S</meta:editing-duration>
    <meta:editing-cycles>17</meta:editing-cycles>
    <meta:generator>LibreOffice/5.1.6.2$Linux_X86_64 LibreOffice_project/10m0$Build-2</meta:generator>
    <meta:document-statistic meta:table-count="0" meta:image-count="0" meta:object-count="0" meta:page-count="2" meta:paragraph-count="69" meta:word-count="3569" meta:character-count="23188" meta:non-whitespace-character-count="19640"/>
  </office:meta>
</office:document-meta>
</file>